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7.595cm" style:type="right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ündigung meines Festnetz-Vertrages</text:p>
      <text:p text:style-name="P2"/>
      <text:p text:style-name="P4">Felix Armbruster</text:p>
      <text:p text:style-name="P3">Weberstraße 7</text:p>
      <text:p text:style-name="P3">39112 Magdeburg</text:p>
      <text:p text:style-name="P3"/>
      <text:p text:style-name="P5"><text:span text:style-name="T1">Kundennummer: </text:span>27 3940 3666</text:p>
      <text:p text:style-name="P3"/>
      <text:p text:style-name="P3">Hiermit kündige ich aufgrund einer Haushaltszusammenführung meinen bestehenden Vertrag zum nächstmöglichen Zeitpunkt. Im Anhang finden Sie meine Meldebescheinigung.</text:p>
      <text:p text:style-name="P3"/>
      <text:p text:style-name="P3">Kundennummer (neuer Haushalt): 21 0034 4335</text:p>
      <text:p text:style-name="P3"/>
      <text:p text:style-name="P3"/>
      <text:p text:style-name="P3">Mit Freundlichen Grüßen</text:p>
      <text:p text:style-name="P3"/>
      <text:p text:style-name="P3">Felix Armbru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4:02:38.94</meta:creation-date>
    <dc:date>2019-10-03T15:22:26.92</dc:date>
    <meta:editing-duration>PT41M36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9" meta:word-count="42" meta:character-count="351"/>
  </office:meta>
</office:document-meta>
</file>